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617" officeooo:paragraph-rsid="00159617"/>
    </style:style>
    <style:style style:name="P2" style:family="paragraph" style:parent-style-name="Standard">
      <style:text-properties fo:font-style="italic" fo:font-weight="bold" officeooo:rsid="001765c6" officeooo:paragraph-rsid="001765c6" style:font-style-asian="italic" style:font-weight-asian="bold" style:font-style-complex="italic" style:font-weight-complex="bold"/>
    </style:style>
    <style:style style:name="P3" style:family="paragraph" style:parent-style-name="Standard">
      <style:text-properties fo:font-style="italic" style:text-underline-style="none" fo:font-weight="bold" officeooo:rsid="001765c6" officeooo:paragraph-rsid="001765c6" style:font-style-asian="italic" style:font-weight-asian="bold" style:font-style-complex="italic"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rsid="00159617" officeooo:paragraph-rsid="00159617" style:font-style-asian="italic" style:font-style-complex="italic"/>
    </style:style>
    <style:style style:name="P6" style:family="paragraph" style:parent-style-name="Standard">
      <style:text-properties fo:font-size="12pt" fo:letter-spacing="-0.0008in" fo:font-style="italic" officeooo:rsid="00159617" officeooo:paragraph-rsid="00159617" style:font-style-asian="italic" style:font-style-complex="italic" loext:padding="0in" loext:border="none"/>
    </style:style>
    <style:style style:name="P7" style:family="paragraph" style:parent-style-name="Standard">
      <style:text-properties fo:font-style="normal" style:text-underline-style="none" fo:font-weight="normal" officeooo:rsid="001765c6" officeooo:paragraph-rsid="001765c6"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officeooo:rsid="00159617" style:font-style-asian="italic" style:font-style-complex="italic" loext:padding="0in" loext:border="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text-underline-style="none" fo:font-weight="bold" officeooo:rsid="001765c6"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197b04" style:font-style-asian="italic" style:font-weight-asian="bold" style:font-style-complex="italic" style:font-weight-complex="bold"/>
    </style:style>
    <style:style style:name="T6" style:family="text">
      <style:text-properties fo:font-style="italic" fo:font-weight="bold" officeooo:rsid="0018926e" style:font-style-asian="italic" style:font-weight-asian="bold" style:font-style-complex="italic" style:font-weight-complex="bold"/>
    </style:style>
    <style:style style:name="T7" style:family="text">
      <style:text-properties fo:font-style="italic" fo:font-weight="bold" officeooo:rsid="00197b04" style:font-style-asian="italic" style:font-weight-asian="bold" style:font-style-complex="italic" style:font-weight-complex="bold"/>
    </style:style>
    <style:style style:name="T8" style:family="text">
      <style:text-properties loext:padding="0in" loext:border="none"/>
    </style:style>
    <style:style style:name="T9" style:family="text">
      <style:text-properties fo:letter-spacing="0.0008in" fo:font-style="italic" officeooo:rsid="00159617" style:font-style-asian="italic" style:font-style-complex="italic" loext:padding="0in" loext:border="none"/>
    </style:style>
    <style:style style:name="T10" style:family="text">
      <style:text-properties fo:letter-spacing="-0.0008in" loext:padding="0in" loext:border="none"/>
    </style:style>
    <style:style style:name="T11" style:family="text">
      <style:text-properties fo:letter-spacing="-0.0008in" fo:font-style="italic" officeooo:rsid="00159617" style:font-style-asian="italic" style:font-style-complex="italic" loext:padding="0in" loext:border="none"/>
    </style:style>
    <style:style style:name="T12" style:family="text">
      <style:text-properties fo:font-size="12pt" fo:letter-spacing="-0.0008in" loext:padding="0in" loext:border="none"/>
    </style:style>
    <style:style style:name="T13" style:family="text">
      <style:text-properties fo:font-size="12pt" loext:padding="0in" loext:border="none"/>
    </style:style>
    <style:style style:name="T14" style:family="text">
      <style:text-properties officeooo:rsid="0018926e"/>
    </style:style>
    <style:style style:name="T15" style:family="text">
      <style:text-properties fo:font-style="normal" fo:font-weight="bold" officeooo:rsid="00197b04"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bold" officeooo:rsid="00197b04" style:font-style-asian="normal" style:font-weight-asian="bold" style:font-style-complex="normal" style:font-weight-complex="bold"/>
    </style:style>
    <style:style style:name="T17" style:family="text">
      <style:text-properties fo:font-style="normal" style:text-underline-style="none" fo:font-weight="bold" officeooo:rsid="00197b04"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461L Homework 1</text:p>
      <text:p text:style-name="P1">Blog Assignment</text:p>
      <text:p text:style-name="P1">William Mauldin</text:p>
      <text:p text:style-name="P1">Tye Macon</text:p>
      <text:p text:style-name="P1"/>
      <text:p text:style-name="P1"/>
      <text:p text:style-name="P1"/>
      <text:p text:style-name="P1">&lt;!--<text:tab/><text:span text:style-name="T3">url of </text:span><text:span text:style-name="T4">blog</text:span><text:tab/>--&gt;</text:p>
      <text:p text:style-name="P1"/>
      <text:p text:style-name="P3">Blog Description</text:p>
      <text:p text:style-name="P7">The top of our landing page displays the blog's title along with the images related. Directly below lies a greeting to visitors of the blog and the option to sign in (and therefore post a blog) with an email address. The five most recent blogs will be displayed <text:span text:style-name="T14">on the landing page with the most recent first. Above the most recent blog post a </text:span><text:span text:style-name="T6">button/hyperlink </text:span><text:span text:style-name="T14">will be available to create a new post. At the bottom of the page three </text:span><text:span text:style-name="T6">buttons/hyperlinks </text:span><text:span text:style-name="T14">will be set. “Display All Posts” will navigate the user/guest to a page that displays all the blogs that have been posted. “Subscribe to Blog Digest” will log the users email address and send a daily Blog digest to their email, and “Unsubscribe from Blog Digest” will, you guessed it, unsubscribe the user from the blog digest. The “Create New Post,” “Subscribe to Blog Digest,” and “Unsubscribe from Blog Digest” </text:span><text:span text:style-name="T7">buttons/hyperlink</text:span><text:span text:style-name="T14"> will only be available to users signed in. Guests have no write priveleges.</text:span></text:p>
      <text:p text:style-name="P1"/>
      <text:p text:style-name="P6">A full description of the functionality of your blog with salient implementation details </text:p>
      <text:p text:style-name="P4"><text:span text:style-name="T12">and screenshots. Don’t go overboard, but make sure you hit the highlights.</text:span><text:span text:style-name="T13"> If you implemented more features than the required ones, please list them and describe </text:span><text:span text:style-name="T10">them concisely in your own words.</text:span><text:span text:style-name="T8"> </text:span></text:p>
      <text:p text:style-name="P5"/>
      <text:p text:style-name="P1"/>
      <text:p text:style-name="P2">Collaboration Statement</text:p>
      <text:p text:style-name="P7">The work done was split evenly. Each team member made equal contributions towards designing the most hideous blog in the history of the interweb. Stormy also specifically focused on writing code that makes those little buttons work when clicked (he thinks it's such great fun!). Tye went another rout and spent the week memorizing all of the import statements included in all of the .java files- for debugging purposes. I like to think that Stormy's strength lies in his buttocks, while mine is more of a subtle, winning-smile type of power. Each of us has found weakness in our trivia knowledge of varmints though. Useless though it may seem, we see and heed the fearsome might that lies with the marmot.</text:p>
      <text:p text:style-name="P2"/>
      <text:p text:style-name="P5"/>
      <text:p text:style-name="Standard"><text:span text:style-name="T2">A short (definitely less than a page) </text:span><text:span text:style-name="T9">collaboration statement</text:span><text:span text:style-name="T11"> that succinctly describes </text:span><text:span text:style-name="T2">how you and your partner divided the work. For each team member, assess strengths and weaknesses. This assessment is required (if you don’t submit it at all, your grade will </text:span><text:span text:style-name="T11">be affected), but its contents will not influence your grade. Instead, it is your </text:span><text:span text:style-name="T2">opportunity to reflect on where you need to focus more. For example, the following statement is the kind of thing we might expect: “Since Alice did all of the work developing our css, Bob is less prepared to create a css from scratch.” Or “Alice should </text:span><text:span text:style-name="T11">practice more with the Objectify API; Bob ended up doing most of the work for storing </text:span><text:span text:style-name="T2">data.” Or “Wow, Alice is fantastic at this JSP stuf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8:29:12.131439679</meta:creation-date>
    <dc:date>2016-02-17T20:36:36.612540402</dc:date>
    <meta:editing-duration>PT11M2S</meta:editing-duration>
    <meta:editing-cycles>1</meta:editing-cycles>
    <meta:document-statistic meta:table-count="0" meta:image-count="0" meta:object-count="0" meta:page-count="1" meta:paragraph-count="12" meta:word-count="478" meta:character-count="2802" meta:non-whitespace-character-count="2334"/>
    <meta:generator>LibreOffice/5.0.2.2$Linux_X86_64 LibreOffice_project/00m0$Build-2</meta:generator>
  </office:meta>
</office:document-meta>
</file>